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56.12mm" svg:x="161.11mm" svg:y="103.89mm">
            <draw:object draw:notify-on-update-of-ranges="Sheet1.A3:Sheet1.A23 Sheet1.K1:Sheet1.K2 Sheet1.K3:Sheet1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56.8mm" svg:x="0mm" svg:y="104.17mm">
            <draw:object draw:notify-on-update-of-ranges="Sheet1.A3:Sheet1.A23 Sheet1.I1:Sheet1.I2 Sheet1.I3:Sheet1.I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8mm" svg:height="90.07mm" svg:x="39.36mm" svg:y="267.83mm">
            <draw:object draw:notify-on-update-of-ranges="Sheet1.A1:Sheet1.A1 Sheet1.G1:Sheet1.G1 Sheet1.I1:Sheet1.I1 Sheet1.K1:Sheet1.K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In-memory computation (Linux, Azure)</text:p>
          </table:table-cell>
          <table:table-cell table:style-name="ce1" office:value-type="string" calcext:value-type="string">
            <text:p><text:s text:c="8"/>Open Dataset</text:p>
          </table:table-cell>
          <table:table-cell table:style-name="ce1"/>
          <table:table-cell table:style-name="ce1" office:value-type="string" calcext:value-type="string">
            <text:p>Compr ratio</text:p>
          </table:table-cell>
          <table:table-cell table:style-name="ce1" office:value-type="string" calcext:value-type="string">
            <text:p><text:s text:c="3"/>Get Slices + Concat Slices</text:p>
          </table:table-cell>
          <table:table-cell table:style-name="ce1"/>
          <table:table-cell table:style-name="ce1" office:value-type="string" calcext:value-type="string">
            <text:p><text:s text:c="17"/>Sum Container</text:p>
          </table:table-cell>
          <table:table-cell table:style-name="ce1"/>
          <table:table-cell table:style-name="ce1" office:value-type="string" calcext:value-type="string">
            <text:p>Eval (sin(x) - 3.2) * (cos(x) + 1.2)</text:p>
          </table:table-cell>
          <table:table-cell table:style-name="ce1"/>
          <table:table-cell table:style-name="ce1" office:value-type="string" calcext:value-type="string">
            <text:p>Eval (x - y) * (z - 3.) * (y - x - 2)</text:p>
          </table:table-cell>
          <table:table-cell table:style-name="ce1" table:number-columns-repeated="53"/>
        </table:table-row>
        <table:table-row table:style-name="ro1"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table:style-name="ce3"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4.779" calcext:value-type="float">
            <text:p>4,78</text:p>
          </table:table-cell>
          <table:table-cell office:value-type="float" office:value="420" calcext:value-type="float">
            <text:p>420</text:p>
          </table:table-cell>
          <table:table-cell office:value-type="float" office:value="7.478" calcext:value-type="float">
            <text:p>7,48</text:p>
          </table:table-cell>
          <table:table-cell office:value-type="float" office:value="731" calcext:value-type="float">
            <text:p>73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2.359" calcext:value-type="float">
            <text:p>2,36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0.866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754" calcext:value-type="float">
            <text:p>2,75</text:p>
          </table:table-cell>
          <table:table-cell office:value-type="float" office:value="1363" calcext:value-type="float">
            <text:p>1363</text:p>
          </table:table-cell>
          <table:table-cell office:value-type="float" office:value="3.019" calcext:value-type="float">
            <text:p>3,02</text:p>
          </table:table-cell>
          <table:table-cell office:value-type="float" office:value="1363" calcext:value-type="float">
            <text:p>136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.496" calcext:value-type="float">
            <text:p>2,5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892" calcext:value-type="float">
            <text:p>1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table:style-name="ce3" office:value-type="float" office:value="2.645" calcext:value-type="float">
            <text:p>2,65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0.859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668" calcext:value-type="float">
            <text:p>1,67</text:p>
          </table:table-cell>
          <table:table-cell office:value-type="float" office:value="424" calcext:value-type="float">
            <text:p>424</text:p>
          </table:table-cell>
          <table:table-cell office:value-type="float" office:value="2.854" calcext:value-type="float">
            <text:p>2,85</text:p>
          </table:table-cell>
          <table:table-cell office:value-type="float" office:value="735" calcext:value-type="float">
            <text:p>73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3" office:value-type="float" office:value="2.412" calcext:value-type="float">
            <text:p>2,4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896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1.502" calcext:value-type="float">
            <text:p>1,5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608" calcext:value-type="float">
            <text:p>2,61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9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2.986" calcext:value-type="float">
            <text:p>2,99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281" calcext:value-type="float">
            <text:p>2,2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table:style-name="ce3"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1.265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6.593" calcext:value-type="float">
            <text:p>6,59</text:p>
          </table:table-cell>
          <table:table-cell office:value-type="float" office:value="601" calcext:value-type="float">
            <text:p>601</text:p>
          </table:table-cell>
          <table:table-cell table:style-name="ce4" office:value-type="float" office:value="7.437" calcext:value-type="float">
            <text:p>7,44</text:p>
          </table:table-cell>
          <table:table-cell office:value-type="float" office:value="962" calcext:value-type="float">
            <text:p>96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29" calcext:value-type="float">
            <text:p>2,29</text:p>
          </table:table-cell>
          <table:table-cell office:value-type="float" office:value="585" calcext:value-type="float">
            <text:p>585</text:p>
          </table:table-cell>
          <table:table-cell office:value-type="float" office:value="3.104" calcext:value-type="float">
            <text:p>3,10</text:p>
          </table:table-cell>
          <table:table-cell office:value-type="float" office:value="941" calcext:value-type="float">
            <text:p>94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8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61" calcext:value-type="float">
            <text:p>1,66</text:p>
          </table:table-cell>
          <table:table-cell office:value-type="float" office:value="586" calcext:value-type="float">
            <text:p>586</text:p>
          </table:table-cell>
          <table:table-cell office:value-type="float" office:value="2.683" calcext:value-type="float">
            <text:p>2,68</text:p>
          </table:table-cell>
          <table:table-cell office:value-type="float" office:value="919" calcext:value-type="float">
            <text:p>9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office:value-type="float" office:value="2.89" calcext:value-type="float">
            <text:p>2,89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.11" calcext:value-type="float">
            <text:p>6,11</text:p>
          </table:table-cell>
          <table:table-cell office:value-type="float" office:value="408" calcext:value-type="float">
            <text:p>408</text:p>
          </table:table-cell>
          <table:table-cell table:style-name="Default" office:value-type="float" office:value="10.76" calcext:value-type="float">
            <text:p>10,76</text:p>
          </table:table-cell>
          <table:table-cell office:value-type="float" office:value="408" calcext:value-type="float">
            <text:p>4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table:style-name="ce3" office:value-type="float" office:value="1.847" calcext:value-type="float">
            <text:p>1,85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9.139" calcext:value-type="float">
            <text:p>9,14</text:p>
          </table:table-cell>
          <table:table-cell office:value-type="float" office:value="1333" calcext:value-type="float">
            <text:p>1333</text:p>
          </table:table-cell>
          <table:table-cell office:value-type="float" office:value="8.072" calcext:value-type="float">
            <text:p>8,07</text:p>
          </table:table-cell>
          <table:table-cell office:value-type="float" office:value="1334" calcext:value-type="float">
            <text:p>133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x</text:p>
          </table:table-cell>
          <table:table-cell table:style-name="ce3" office:value-type="float" office:value="2.027" calcext:value-type="float">
            <text:p>2,03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1.023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2.902" calcext:value-type="float">
            <text:p>2,90</text:p>
          </table:table-cell>
          <table:table-cell office:value-type="float" office:value="530" calcext:value-type="float">
            <text:p>530</text:p>
          </table:table-cell>
          <table:table-cell office:value-type="float" office:value="4.226" calcext:value-type="float">
            <text:p>4,23</text:p>
          </table:table-cell>
          <table:table-cell office:value-type="float" office:value="766" calcext:value-type="float">
            <text:p>76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x</text:p>
          </table:table-cell>
          <table:table-cell table:style-name="ce3" office:value-type="float" office:value="2.047" calcext:value-type="float">
            <text:p>2,05</text:p>
          </table:table-cell>
          <table:table-cell office:value-type="float" office:value="291" calcext:value-type="float">
            <text:p>291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6.677" calcext:value-type="float">
            <text:p>6,68</text:p>
          </table:table-cell>
          <table:table-cell office:value-type="float" office:value="1560" calcext:value-type="float">
            <text:p>1560</text:p>
          </table:table-cell>
          <table:table-cell office:value-type="float" office:value="9.29" calcext:value-type="float">
            <text:p>9,29</text:p>
          </table:table-cell>
          <table:table-cell office:value-type="float" office:value="1350" calcext:value-type="float">
            <text:p>13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1)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string" calcext:value-type="string">
            <text:p>6.2x</text:p>
          </table:table-cell>
          <table:table-cell table:style-name="ce4" office:value-type="float" office:value="19.969" calcext:value-type="float">
            <text:p>19,97</text:p>
          </table:table-cell>
          <table:table-cell office:value-type="float" office:value="235" calcext:value-type="float">
            <text:p>235</text:p>
          </table:table-cell>
          <table:table-cell office:value-type="float" office:value="4.96" calcext:value-type="float">
            <text:p>4,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71" calcext:value-type="float">
            <text:p>5,7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.007" calcext:value-type="float">
            <text:p>14,007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0)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string" calcext:value-type="string">
            <text:p>1.0x</text:p>
          </table:table-cell>
          <table:table-cell table:style-name="ce4" office:value-type="float" office:value="7.807" calcext:value-type="float">
            <text:p>7,8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609" calcext:value-type="float">
            <text:p>1,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721" calcext:value-type="float">
            <text:p>2,7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.764" calcext:value-type="float">
            <text:p>5,76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1)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string" calcext:value-type="string">
            <text:p>6.3x</text:p>
          </table:table-cell>
          <table:table-cell table:style-name="ce4" office:value-type="float" office:value="19.375" calcext:value-type="float">
            <text:p>19,38</text:p>
          </table:table-cell>
          <table:table-cell office:value-type="float" office:value="235" calcext:value-type="float">
            <text:p>235</text:p>
          </table:table-cell>
          <table:table-cell table:style-name="ce4" office:value-type="float" office:value="4.398" calcext:value-type="float">
            <text:p>4,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.605" calcext:value-type="float">
            <text:p>11,6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.235" calcext:value-type="float">
            <text:p>17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0)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string" calcext:value-type="string">
            <text:p>1.0x</text:p>
          </table:table-cell>
          <table:table-cell table:style-name="ce3" office:value-type="float" office:value="7.701" calcext:value-type="float">
            <text:p>7,7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8.821" calcext:value-type="float">
            <text:p>8,8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.238" calcext:value-type="float">
            <text:p>9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py (in-mem)</text:p>
          </table:table-cell>
          <table:table-cell table:number-columns-repeated="5"/>
          <table:table-cell office:value-type="float" office:value="0.16" calcext:value-type="float">
            <text:p>0,16</text:p>
          </table:table-cell>
          <table:table-cell/>
          <table:table-cell table:style-name="Default" office:value-type="float" office:value="2.73" calcext:value-type="float">
            <text:p>2,73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4" calcext:value-type="float">
            <text:p>2,8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ba (in-mem - 4T)</text:p>
          </table:table-cell>
          <table:table-cell table:number-columns-repeated="7"/>
          <table:table-cell table:style-name="Default" office:value-type="float" office:value="2.8" calcext:value-type="float">
            <text:p>2,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1.8" calcext:value-type="float">
            <text:p>1,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1T)</text:p>
          </table:table-cell>
          <table:table-cell table:number-columns-repeated="7"/>
          <table:table-cell table:style-name="Default" office:value-type="float" office:value="2.92" calcext:value-type="float">
            <text:p>2,92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9" calcext:value-type="float">
            <text:p>2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4T)</text:p>
          </table:table-cell>
          <table:table-cell table:number-columns-repeated="7"/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0:59:01.810768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3T11:54:53.119130855</meta:creation-date>
    <dc:date>2019-11-14T11:10:31.001135161</dc:date>
    <meta:editing-duration>P1DT6H11M19S</meta:editing-duration>
    <meta:editing-cycles>11</meta:editing-cycles>
    <meta:generator>LibreOffice/6.3.2.2$MacOSX_X86_64 LibreOffice_project/98b30e735bda24bc04ab42594c85f7fd8be07b9c</meta:generator>
    <meta:document-statistic meta:table-count="1" meta:cell-count="238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13cm" xlink:href=".." xlink:type="simple" chart:class="chart:bar" chart:style-name="ch1">
        <chart:title svg:x="2.499cm" svg:y="0.448cm" chart:style-name="ch2">
          <text:p>Time (sec) for computing (x - y) * (z - 3.) * (y - x - 2)</text:p>
        </chart:title>
        <chart:plot-area chart:style-name="ch3" table:cell-range-address="Sheet1.A3:Sheet1.A23 Sheet1.K1:Sheet1.K23" chart:data-source-has-labels="both" svg:x="0.32cm" svg:y="1.549cm" svg:width="15.36cm" svg:height="13.752cm">
          <chartooo:coordinate-region svg:x="7.026cm" svg:y="1.549cm" svg:width="8.233cm" svg:height="13.106cm"/>
          <chart:axis chart:dimension="x" chart:name="primary-x" chart:style-name="ch4" chartooo:axis-type="auto">
            <chartooo:date-scale/>
            <chart:categories table:cell-range-address="Sheet1.A3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23" chart:label-cell-address="Sheet1.K1:Sheet1.K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x - y) * (z - 3.) * (y - x - 2) Time (sec)</text:p>
                <text:list>
                  <text:list-item>
                    <text:p>Eval (x - y) * (z - 3.) * (y - x - 2)</text:p>
                  </text:list-item>
                  <text:list-item>
                    <text:p>Time (sec)</text:p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3</svg:desc>
                </draw:g>
              </table:table-cell>
              <table:table-cell office:value-type="float" office:value="7.478">
                <text:p>7.478</text:p>
                <draw:g>
                  <svg:desc>Sheet1.K3:Sheet1.K23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2.854">
                <text:p>2.854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2.608">
                <text:p>2.608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7.437">
                <text:p>7.437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string">
                <text:p>iarray (blosc+lz4+LLVM – 8T – clevel 5)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8.072">
                <text:p>8.072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14.007">
                <text:p>14.007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5.764">
                <text:p>5.764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7.235">
                <text:p>17.23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9.238">
                <text:p>9.238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81cm" xlink:href=".." xlink:type="simple" chart:class="chart:bar" chart:style-name="ch1">
        <chart:title svg:x="2.324cm" svg:y="0.449cm" chart:style-name="ch2">
          <text:p>Time (sec) for computing (sin(x) - 3.2) * (cos(x) + 1.2)</text:p>
        </chart:title>
        <chart:plot-area chart:style-name="ch3" table:cell-range-address="Sheet1.A3:Sheet1.A23 Sheet1.I1:Sheet1.I23" chart:data-source-has-labels="both" svg:x="0.32cm" svg:y="1.551cm" svg:width="15.36cm" svg:height="13.817cm">
          <chartooo:coordinate-region svg:x="7.026cm" svg:y="1.551cm" svg:width="8.233cm" svg:height="13.171cm"/>
          <chart:axis chart:dimension="x" chart:name="primary-x" chart:style-name="ch4" chartooo:axis-type="auto">
            <chartooo:date-scale/>
            <chart:categories table:cell-range-address="Sheet1.A3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23" chart:label-cell-address="Sheet1.I1:Sheet1.I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sin(x) - 3.2) * (cos(x) + 1.2) Time (sec)</text:p>
                <text:list>
                  <text:list-item>
                    <text:p>Eval (sin(x) - 3.2) * (cos(x) + 1.2)</text:p>
                  </text:list-item>
                  <text:list-item>
                    <text:p>Time (sec)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3</svg:desc>
                </draw:g>
              </table:table-cell>
              <table:table-cell office:value-type="float" office:value="4.779">
                <text:p>4.779</text:p>
                <draw:g>
                  <svg:desc>Sheet1.I3:Sheet1.I23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1.668">
                <text:p>1.668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986">
                <text:p>2.986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iarray (blosc+lz4+LLVM – 8T – clevel 5)</text:p>
              </table:table-cell>
              <table:table-cell office:value-type="float" office:value="1.661">
                <text:p>1.661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2.902">
                <text:p>2.902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6.677">
                <text:p>6.677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8.821">
                <text:p>8.821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8cm" xlink:href=".." xlink:type="simple" chart:class="chart:bar" chart:style-name="ch1">
        <chart:title svg:x="2.771cm" svg:y="0.316cm" chart:style-name="ch2">
          <text:p>Time for computation (ironArray vs Zarr vs HDF5)</text:p>
        </chart:title>
        <chart:legend chart:legend-position="end" svg:x="10.524cm" svg:y="3.51cm" style:legend-expansion="high" chart:style-name="ch3"/>
        <chart:plot-area chart:style-name="ch4" table:cell-range-address="Sheet1.A1:Sheet1.A1 Sheet1.A6:Sheet1.A6 Sheet1.A14:Sheet1.A14 Sheet1.A16:Sheet1.A16 Sheet1.G1:Sheet1.G1 Sheet1.G6:Sheet1.G6 Sheet1.G14:Sheet1.G14 Sheet1.G16:Sheet1.G16 Sheet1.I1:Sheet1.I1 Sheet1.I6:Sheet1.I6 Sheet1.I14:Sheet1.I14 Sheet1.I16:Sheet1.I16 Sheet1.K1:Sheet1.K1 Sheet1.K6:Sheet1.K6 Sheet1.K14:Sheet1.K14 Sheet1.K16:Sheet1.K16" chart:data-source-has-labels="both" svg:x="0.32cm" svg:y="1.285cm" svg:width="9.884cm" svg:height="6.559cm">
          <chartooo:coordinate-region svg:x="6.91cm" svg:y="1.285cm" svg:width="3.294cm" svg:height="5.914cm"/>
          <chart:axis chart:dimension="x" chart:name="primary-x" chart:style-name="ch5" chartooo:axis-type="auto">
            <chartooo:date-scale/>
            <chart:categories table:cell-range-address="Sheet1.A6:Sheet1.A6 Sheet1.A14:Sheet1.A14 Sheet1.A16:Sheet1.A16"/>
          </chart:axis>
          <chart:axis chart:dimension="y" chart:name="primary-y" chart:style-name="ch6">
            <chart:title svg:x="4.051cm" svg:y="8.02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G6:Sheet1.G6 Sheet1.G14:Sheet1.G14 Sheet1.G16:Sheet1.G16" chart:label-cell-address="Sheet1.G1:Sheet1.G1" chart:class="chart:bar">
            <chart:data-point chart:repeated="3"/>
          </chart:series>
          <chart:series chart:style-name="ch10" chart:values-cell-range-address="Sheet1.I6:Sheet1.I6 Sheet1.I14:Sheet1.I14 Sheet1.I16:Sheet1.I16" chart:label-cell-address="Sheet1.I1:Sheet1.I1" chart:class="chart:bar">
            <chart:data-point chart:repeated="3"/>
          </chart:series>
          <chart:series chart:style-name="ch11" chart:values-cell-range-address="Sheet1.K6:Sheet1.K6 Sheet1.K14:Sheet1.K14 Sheet1.K16:Sheet1.K16" chart:label-cell-address="Sheet1.K1:Sheet1.K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             Sum Container</text:p>
                <draw:g>
                  <svg:desc>Sheet1.G1:Sheet1.G1</svg:desc>
                </draw:g>
              </table:table-cell>
              <table:table-cell office:value-type="string">
                <text:p>Eval (sin(x) - 3.2) * (cos(x) + 1.2)</text:p>
                <draw:g>
                  <svg:desc>Sheet1.I1:Sheet1.I1</svg:desc>
                </draw:g>
              </table:table-cell>
              <table:table-cell office:value-type="string">
                <text:p>Eval (x - y) * (z - 3.) * (y - x - 2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4T – clevel 5)</text:p>
                <draw:g>
                  <svg:desc>Sheet1.A6:Sheet1.A6 Sheet1.A14:Sheet1.A14 Sheet1.A16:Sheet1.A16</svg:desc>
                </draw:g>
              </table:table-cell>
              <table:table-cell office:value-type="float" office:value="0.859">
                <text:p>0.859</text:p>
                <draw:g>
                  <svg:desc>Sheet1.G6:Sheet1.G6 Sheet1.G14:Sheet1.G14 Sheet1.G16:Sheet1.G16</svg:desc>
                </draw:g>
              </table:table-cell>
              <table:table-cell office:value-type="float" office:value="1.668">
                <text:p>1.668</text:p>
                <draw:g>
                  <svg:desc>Sheet1.I6:Sheet1.I6 Sheet1.I14:Sheet1.I14 Sheet1.I16:Sheet1.I16</svg:desc>
                </draw:g>
              </table:table-cell>
              <table:table-cell office:value-type="float" office:value="2.854">
                <text:p>2.854</text:p>
                <draw:g>
                  <svg:desc>Sheet1.K6:Sheet1.K6 Sheet1.K14:Sheet1.K14 Sheet1.K16:Sheet1.K16</svg:desc>
                </draw:g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1.023">
                <text:p>1.023</text:p>
              </table:table-cell>
              <table:table-cell office:value-type="float" office:value="2.902">
                <text:p>2.902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4.96">
                <text:p>4.96</text:p>
              </table:table-cell>
              <table:table-cell office:value-type="float" office:value="5.71">
                <text:p>5.71</text:p>
              </table:table-cell>
              <table:table-cell office:value-type="float" office:value="14.007">
                <text:p>14.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